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backInfo.getGenerator( Type callback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backInfo.CallbackInfo( Class cls , CallbackGenerator 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backInfo.determineTypes( Callback [ ] callbacks , boolean check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backInfo.determineTypes( Class [ ] callbackTypes , boolean check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backInfo.getGenerators( Type [ ] callback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backInfo.determineType( Class callbackType , boolean checkA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llbackInfo.determineTypes( Class [ ] callback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backInfo.determineTypes( Callback [ ]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backInfo.determineType( Callback callback , boolean check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